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 New Roman" fo:font-size="12.0pt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Bloom Filter Project Report<text:line-break/></text:span></text:p>
      <text:p text:style-name="P1"><text:span text:style-name="T1">Name : <text:s/>Qi Zhang</text:span></text:p>
      <text:p text:style-name="P1"><text:span text:style-name="T1">Task 1 Write-up 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Task 2 Write-up 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Task 3 Write-up :</text:span></text:p>
      <text:p text:style-name="P1"/>
      <text:p text:style-name="P1"><text:span text:style-name="T1">Bloom Filter Project Report<text:line-break/></text:span></text:p>
      <text:p text:style-name="P1"><text:span text:style-name="T1">Name :</text:span></text:p>
      <text:p text:style-name="P1"/>
      <text:p text:style-name="P1"><text:span text:style-name="T1">Task 1 Plots :</text:span></text:p>
      <text:p text:style-name="P1"/>
      <text:p text:style-name="P1"/>
      <text:p text:style-name="P1"><text:span text:style-name="T1">Bloom Filter Project Report<text:line-break/></text:span></text:p>
      <text:p text:style-name="P1"><text:span text:style-name="T1">Name :</text:span></text:p>
      <text:p text:style-name="P1"/>
      <text:p text:style-name="P1"><text:span text:style-name="T1">Task 3 Plots :</text:span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Hash Type 1; </text:span><text:span text:style-name="T2">c </text:span><text:span text:style-name="T1">= 10</text:span></text:p>
          </table:table-cell>
          <table:table-cell table:style-name="TableCell1">
            <text:p text:style-name="P1"><text:span text:style-name="T1">Hash Type 1; </text:span><text:span text:style-name="T2">c </text:span><text:span text:style-name="T1">= 15</text:span></text:p>
          </table:table-cell>
        </table:table-row>
        <table:table-row>
          <table:table-cell table:style-name="TableCell1">
            <text:p text:style-name="P1"><text:span text:style-name="T1">Hash Type 2; </text:span><text:span text:style-name="T2">c </text:span><text:span text:style-name="T1">= 10</text:span></text:p>
          </table:table-cell>
          <table:table-cell table:style-name="TableCell1">
            <text:p text:style-name="P1"><text:span text:style-name="T1">Hash Type 2; </text:span><text:span text:style-name="T2">c </text:span><text:span text:style-name="T1">= 1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